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333366" draw:marker-start-width="0.35cm" draw:marker-end-width="0.35cm" draw:fill="gradient" draw:fill-gradient-name="Radial_20_sun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808080" draw:marker-start-width="0.35cm" draw:marker-end-width="0.35cm" draw:fill="gradient" draw:fill-gradient-name="Soft_20_grey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fill="gradient" draw:fill-gradient-name="Soft_20_grey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808000" draw:marker-start-width="0.35cm" draw:marker-end-width="0.35cm" draw:fill="gradient" draw:fill-gradient-name="Soft_20_yellow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355e00" draw:marker-start-width="0.35cm" draw:marker-end-width="0.35cm" draw:fill="gradient" draw:fill-gradient-name="Gradient_20_8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false" fo:min-height="0cm" fo:min-width="9.5cm"/>
    </style:style>
    <style:style style:name="gr7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1cm" draw:marker-start-width="0.15cm" draw:marker-end="Arrow" draw:marker-end-width="0.5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800000" draw:marker-start-width="0.35cm" draw:marker-end-width="0.35cm" draw:fill="gradient" draw:fill-gradient-name="Redish" draw:textarea-vertical-align="middle" draw:auto-grow-height="false" fo:min-height="0.749cm" fo:min-width="0.499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margin-left="0cm" fo:margin-right="0cm" fo:text-indent="0cm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4" draw:layer="layout" svg:width="29cm" svg:height="7.5cm" svg:x="0.1cm" svg:y="24.9cm">
          <text:p text:style-name="P4"/>
          <draw:enhanced-geometry svg:viewBox="0 0 21600 21600" draw:path-stretchpoint-x="10800" draw:path-stretchpoint-y="10800" draw:text-areas="?f3 ?f4 ?f5 ?f6" draw:type="round-rectangle" draw:modifiers="1481.276560286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13.5cm" svg:height="11cm" svg:x="15.6cm" svg:y="5.5cm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481.276560286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13cm" svg:height="14.5cm" svg:x="0.1cm" svg:y="5.5cm">
          <text:p text:style-name="P4"/>
          <draw:enhanced-geometry svg:viewBox="0 0 21600 21600" draw:path-stretchpoint-x="10800" draw:path-stretchpoint-y="10800" draw:text-areas="?f3 ?f4 ?f5 ?f6" draw:type="round-rectangle" draw:modifiers="1481.276560286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cm" svg:height="1.5cm" svg:x="1.1cm" svg:y="7.5cm">
          <text:p text:style-name="P2">Analysis and management 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cm" svg:height="1.5cm" svg:x="1.1cm" svg:y="9.5cm">
          <text:p text:style-name="P2">Trust negociation protocol edi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cm" svg:height="1.5cm" svg:x="1.1cm" svg:y="11.5cm">
          <text:p text:style-name="P2">Business protocol edi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cm" svg:height="1.5cm" svg:x="1.1cm" svg:y="13.5cm">
          <text:p text:style-name="P2">Composition edi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cm" svg:height="1.5cm" svg:x="1.1cm" svg:y="15.5cm">
          <text:p text:style-name="P2">Mismatch pattern edi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5cm" svg:height="2cm" svg:x="16.6cm" svg:y="7.5cm">
          <text:p text:style-name="P2">Protocol analysis and</text:p>
          <text:p text:style-name="P2">manipulation opera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5cm" svg:height="1.5cm" svg:x="16.6cm" svg:y="10cm">
          <text:p text:style-name="P2">Code generators from protocol mode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1.5cm" svg:height="1.5cm" svg:x="16.6cm" svg:y="12cm">
          <text:p text:style-name="P2">Adapter gene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2" draw:layer="layout" svg:width="29cm" svg:height="1.844cm" svg:x="0.1cm" svg:y="21.5cm">
          <text:p text:style-name="P2">Models representation, storage and manipulation compon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6.5cm" svg:height="4cm" svg:x="1.2cm" svg:y="27.4cm">
          <text:p text:style-name="P2"/>
          <text:p text:style-name="P2">Service descriptions</text:p>
          <text:p text:style-name="P2">and models</text:p>
          <draw:enhanced-geometry svg:viewBox="0 0 88 21600" draw:glue-points="44 ?f6 44 0 0 10800 44 21600 88 10800" draw:text-areas="0 ?f6 88 ?f3" draw:type="can" draw:modifiers="8357.110722319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6.5cm" svg:height="4cm" svg:x="11.201cm" svg:y="27.4cm">
          <text:p text:style-name="P2"/>
          <text:p text:style-name="P2">Mismatch patterns</text:p>
          <text:p text:style-name="P2">templates</text:p>
          <draw:enhanced-geometry svg:viewBox="0 0 88 21600" draw:glue-points="44 ?f6 44 0 0 10800 44 21600 88 10800" draw:text-areas="0 ?f6 88 ?f3" draw:type="can" draw:modifiers="8357.110722319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6.5cm" svg:height="4cm" svg:x="21.2cm" svg:y="27.4cm">
          <text:p text:style-name="P2"/>
          <text:p text:style-name="P2">Executions logs</text:p>
          <draw:enhanced-geometry svg:viewBox="0 0 88 21600" draw:glue-points="44 ?f6 44 0 0 10800 44 21600 88 10800" draw:text-areas="0 ?f6 88 ?f3" draw:type="can" draw:modifiers="8357.110722319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11cm" svg:height="1.5cm" svg:x="1.1cm" svg:y="17.5cm">
          <text:p text:style-name="P2">Discovery and refinement edi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5cm" svg:height="1.5cm" svg:x="16.6cm" svg:y="12cm">
          <text:p text:style-name="P2">Adapter gene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5cm" svg:height="1.5cm" svg:x="16.6cm" svg:y="14cm">
          <text:p text:style-name="P2">Protocol discov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9cm" svg:height="1.055cm" svg:x="2.1cm" svg:y="5.645cm">
          <draw:text-box>
            <text:p text:style-name="P2"><text:span text:style-name="T1">Development enviroment</text:span></text:p>
          </draw:text-box>
        </draw:frame>
        <draw:frame draw:style-name="gr7" draw:text-style-name="P5" draw:layer="layout" svg:width="9.803cm" svg:height="1.055cm" svg:x="17.297cm" svg:y="5.645cm">
          <draw:text-box>
            <text:p text:style-name="P4"><text:span text:style-name="T1">ServiceMosaic components</text:span></text:p>
          </draw:text-box>
        </draw:frame>
        <draw:frame draw:style-name="gr7" draw:text-style-name="P5" draw:layer="layout" svg:width="4.786cm" svg:height="1.055cm" svg:x="12.1cm" svg:y="25.345cm">
          <draw:text-box>
            <text:p text:style-name="P4"><text:span text:style-name="T1">Repositories</text:span></text:p>
          </draw:text-box>
        </draw:frame>
        <draw:connector draw:style-name="gr8" draw:text-style-name="P1" draw:layer="layout" draw:type="curve" svg:x1="22.35cm" svg:y1="16.5cm" svg:x2="14.6cm" svg:y2="21.5cm" draw:start-shape="id1" draw:start-glue-point="2" draw:end-shape="id2">
          <text:p text:style-name="P4"/>
        </draw:connector>
        <draw:connector draw:style-name="gr8" draw:text-style-name="P1" draw:layer="layout" draw:type="curve" svg:x1="13.1cm" svg:y1="12.75cm" svg:x2="15.6cm" svg:y2="11cm" draw:start-shape="id3" draw:start-glue-point="1" draw:end-shape="id1">
          <text:p text:style-name="P4"/>
        </draw:connector>
        <draw:connector draw:style-name="gr8" draw:text-style-name="P1" draw:layer="layout" draw:type="curve" svg:x1="14.6cm" svg:y1="23.344cm" svg:x2="14.6cm" svg:y2="24.9cm" draw:start-shape="id2" draw:start-glue-point="2" draw:end-shape="id4" draw:end-glue-point="0">
          <text:p text:style-name="P4"/>
        </draw:connector>
        <draw:custom-shape draw:style-name="gr9" draw:text-style-name="P1" draw:layer="layout" svg:width="3.228cm" svg:height="2.6cm" draw:transform="rotate (-1.57079632679579) translate (23.5cm 1.532cm)">
          <text:p text:style-name="P4"/>
          <draw:enhanced-geometry draw:text-areas="4000 ?f1 ?f5 ?f2" draw:glue-points="0 10800 21600 10800 ?f0 0 ?f0 21600" draw:type="mso-spt100" draw:modifiers="11602.5324891703 6494.1176470588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7" draw:text-style-name="P6" draw:layer="layout" svg:width="15.132cm" svg:height="1.038cm" svg:x="14cm" svg:y="0cm">
          <draw:text-box>
            <text:p text:style-name="P4"><text:span text:style-name="T2">External interactions through a SOAP interfa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ffffff" draw:end-color="#3deb3d" draw:start-intensity="100%" draw:end-intensity="100%" draw:angle="0" draw:border="0%"/>
    <draw:gradient draw:name="Radial_20_sun" draw:display-name="Radial sun" draw:style="radial" draw:cx="50%" draw:cy="50%" draw:start-color="#ccccff" draw:end-color="#ffffff" draw:start-intensity="100%" draw:end-intensity="100%" draw:border="0%"/>
    <draw:gradient draw:name="Redish" draw:style="linear" draw:start-color="#dc2300" draw:end-color="#800000" draw:start-intensity="100%" draw:end-intensity="100%" draw:angle="0" draw:border="0%"/>
    <draw:gradient draw:name="Soft_20_grey" draw:display-name="Soft grey" draw:style="linear" draw:start-color="#ffffff" draw:end-color="#cccccc" draw:start-intensity="100%" draw:end-intensity="100%" draw:angle="0" draw:border="0%"/>
    <draw:gradient draw:name="Soft_20_yellow" draw:display-name="Soft yellow" draw:style="linear" draw:start-color="#ffffff" draw:end-color="#ffff6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_20_1" draw:fill-image-name="Bitmape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2cm" fo:page-height="32.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Julien Ponge</meta:initial-creator>
    <meta:creation-date>2008-04-12T19:04:31</meta:creation-date>
    <dc:creator>Julien Ponge</dc:creator>
    <dc:date>2008-04-14T11:47:18</dc:date>
    <meta:editing-cycles>15</meta:editing-cycles>
    <meta:editing-duration>PT44M58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